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Ubuntu" svg:font-family="Ubuntu" style:font-adornments="Regular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822cm" fo:margin-left="0.321cm" fo:margin-right="0.265cm" fo:break-before="page" table:align="margins"/>
    </style:style>
    <style:style style:name="Tabela1.A" style:family="table-column">
      <style:table-column-properties style:column-width="2.757cm" style:rel-column-width="10137*"/>
    </style:style>
    <style:style style:name="Tabela1.B" style:family="table-column">
      <style:table-column-properties style:column-width="2.819cm" style:rel-column-width="10364*"/>
    </style:style>
    <style:style style:name="Tabela1.C" style:family="table-column">
      <style:table-column-properties style:column-width="0.87cm" style:rel-column-width="3197*"/>
    </style:style>
    <style:style style:name="Tabela1.D" style:family="table-column">
      <style:table-column-properties style:column-width="1.131cm" style:rel-column-width="4157*"/>
    </style:style>
    <style:style style:name="Tabela1.E" style:family="table-column">
      <style:table-column-properties style:column-width="1.134cm" style:rel-column-width="4170*"/>
    </style:style>
    <style:style style:name="Tabela1.F" style:family="table-column">
      <style:table-column-properties style:column-width="1.115cm" style:rel-column-width="4099*"/>
    </style:style>
    <style:style style:name="Tabela1.G" style:family="table-column">
      <style:table-column-properties style:column-width="6.253cm" style:rel-column-width="22993*"/>
    </style:style>
    <style:style style:name="Tabela1.H" style:family="table-column">
      <style:table-column-properties style:column-width="1.746cm" style:rel-column-width="6418*"/>
    </style:style>
    <style:style style:name="Tabela1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Tabela1.H1" style:family="table-cell">
      <style:table-cell-properties style:vertical-align="middle" fo:padding="0.049cm" fo:border="0.018cm solid #000000"/>
    </style:style>
    <style:style style:name="Tabela1.2" style:family="table-row">
      <style:table-row-properties style:min-row-height="0.171cm"/>
    </style:style>
    <style:style style:name="Tabela1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abela1.G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Tabela1.3" style:family="table-row">
      <style:table-row-properties style:min-row-height="0.095cm"/>
    </style:style>
    <style:style style:name="Tabela1.E6" style:family="table-cell" style:data-style-name="N0">
      <style:table-cell-properties style:vertical-align="middle" fo:padding="0.049cm" fo:border-left="0.018cm solid #000000" fo:border-right="none" fo:border-top="none" fo:border-bottom="0.018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e809e"/>
    </style:style>
    <style:style style:name="P3" style:family="paragraph" style:parent-style-name="Table_20_Contents">
      <style:paragraph-properties fo:text-align="center" style:justify-single-word="false"/>
      <style:text-properties officeooo:paragraph-rsid="0026b698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fo:font-weight="bold" officeooo:rsid="000e809e" officeooo:paragraph-rsid="000e809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paragraph-rsid="000e809e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e809e" officeooo:paragraph-rsid="000e809e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language="en" fo:country="US"/>
    </style:style>
    <style:style style:name="P12" style:family="paragraph" style:parent-style-name="Text_20_body">
      <style:paragraph-properties fo:margin-top="0cm" fo:margin-bottom="0cm"/>
      <style:text-properties fo:font-size="10pt" fo:language="en" fo:country="US" officeooo:paragraph-rsid="00120845" style:font-size-asian="10pt" style:font-size-complex="10pt"/>
    </style:style>
    <style:style style:name="P13" style:family="paragraph" style:parent-style-name="Text_20_body">
      <style:paragraph-properties fo:margin-top="0cm" fo:margin-bottom="0cm"/>
      <style:text-properties fo:font-size="10pt" fo:language="en" fo:country="US" officeooo:rsid="00120845" officeooo:paragraph-rsid="00120845" style:font-size-asian="10pt" style:font-size-complex="10pt"/>
    </style:style>
    <style:style style:name="P14" style:family="paragraph" style:parent-style-name="Text_20_body">
      <style:paragraph-properties fo:margin-top="0cm" fo:margin-bottom="0cm"/>
      <style:text-properties fo:font-size="10pt" fo:language="en" fo:country="US" officeooo:rsid="00120845" officeooo:paragraph-rsid="00133490" style:font-size-asian="10pt" style:font-size-complex="10pt"/>
    </style:style>
    <style:style style:name="P15" style:family="paragraph" style:parent-style-name="Text_20_body">
      <style:paragraph-properties fo:margin-top="0cm" fo:margin-bottom="0cm"/>
      <style:text-properties fo:font-size="10pt" fo:language="en" fo:country="US" officeooo:rsid="00133490" officeooo:paragraph-rsid="00133490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size="10pt" fo:language="en" fo:country="US" officeooo:paragraph-rsid="00133490" style:font-size-asian="10pt" style:font-size-complex="10pt"/>
    </style:style>
    <style:style style:name="P17" style:family="paragraph" style:parent-style-name="Text_20_body">
      <style:paragraph-properties fo:margin-top="0cm" fo:margin-bottom="0cm" fo:text-align="center" style:justify-single-word="false"/>
      <style:text-properties fo:font-size="10pt" fo:language="en" fo:country="US" style:font-size-asian="10pt" style:font-size-complex="10pt"/>
    </style:style>
    <style:style style:name="P18" style:family="paragraph" style:parent-style-name="Text_20_body">
      <style:paragraph-properties fo:margin-top="0cm" fo:margin-bottom="0cm"/>
      <style:text-properties fo:font-size="10pt" fo:language="en" fo:country="US" officeooo:paragraph-rsid="002b11eb" style:font-size-asian="10pt" style:font-size-complex="10pt"/>
    </style:style>
    <style:style style:name="P19" style:family="paragraph" style:parent-style-name="Text_20_body">
      <style:paragraph-properties fo:margin-top="0cm" fo:margin-bottom="0cm"/>
      <style:text-properties fo:font-size="10pt" fo:language="en" fo:country="US" fo:font-weight="bold" style:font-size-asian="10pt" style:font-size-complex="10pt"/>
    </style:style>
    <style:style style:name="P20" style:family="paragraph" style:parent-style-name="Text_20_body">
      <style:paragraph-properties fo:margin-top="0cm" fo:margin-bottom="0cm"/>
      <style:text-properties fo:font-size="10pt" fo:language="en" fo:country="US" fo:font-weight="bold" officeooo:paragraph-rsid="00133490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cm"/>
      <style:text-properties fo:font-size="10pt" fo:language="en" fo:country="US" fo:font-weight="normal" officeooo:rsid="00133490" officeooo:paragraph-rsid="00133490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/>
      <style:text-properties fo:font-size="10pt" fo:language="en" fo:country="US" fo:font-weight="normal" officeooo:rsid="0024bc89" officeooo:paragraph-rsid="00133490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fo:font-size="14pt" fo:language="en" fo:country="US" fo:font-weight="bold" officeooo:rsid="00133490" officeooo:paragraph-rsid="00120845" style:font-size-asian="14pt" style:font-size-complex="14pt"/>
    </style:style>
    <style:style style:name="P24" style:family="paragraph" style:parent-style-name="Text_20_body">
      <style:paragraph-properties fo:margin-top="0cm" fo:margin-bottom="0cm" fo:text-align="center" style:justify-single-word="false"/>
      <style:text-properties fo:font-size="14pt" fo:language="en" fo:country="US" fo:font-weight="bold" style:font-size-asian="14pt" style:font-size-complex="14pt"/>
    </style:style>
    <style:style style:name="P25" style:family="paragraph" style:parent-style-name="Text_20_body">
      <style:paragraph-properties fo:margin-top="0cm" fo:margin-bottom="0cm" fo:text-align="center" style:justify-single-word="false"/>
      <style:text-properties fo:font-size="14pt" fo:language="en" fo:country="US" fo:font-weight="bold" officeooo:paragraph-rsid="00120845" style:font-size-asian="14pt" style:font-size-complex="14pt"/>
    </style:style>
    <style:style style:name="P26" style:family="paragraph" style:parent-style-name="Text_20_body">
      <style:paragraph-properties fo:margin-top="0cm" fo:margin-bottom="0cm"/>
      <style:text-properties fo:font-size="14pt" fo:language="en" fo:country="US" fo:font-weight="bold" officeooo:rsid="00133490" officeooo:paragraph-rsid="00133490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0pt" fo:language="en" fo:country="US" style:font-size-asian="10pt" style:font-size-complex="10pt"/>
    </style:style>
    <style:style style:name="P28" style:family="paragraph" style:parent-style-name="Text_20_body">
      <style:text-properties fo:font-size="10pt" fo:language="en" fo:country="US" officeooo:paragraph-rsid="000e809e" style:font-size-asian="10pt" style:font-size-complex="10pt"/>
    </style:style>
    <style:style style:name="P29" style:family="paragraph" style:parent-style-name="Text_20_body">
      <style:paragraph-properties fo:text-align="start" style:justify-single-word="false"/>
      <style:text-properties fo:language="en" fo:country="US"/>
    </style:style>
    <style:style style:name="P30" style:family="paragraph" style:parent-style-name="Text_20_body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1" style:family="paragraph" style:parent-style-name="Preformatted_20_Text">
      <style:text-properties fo:language="en" fo:country="US"/>
    </style:style>
    <style:style style:name="P32" style:family="paragraph" style:parent-style-name="Preformatted_20_Text">
      <style:text-properties fo:language="en" fo:country="US" fo:font-weight="bold" style:font-weight-asian="bold" style:font-weight-complex="bold"/>
    </style:style>
    <style:style style:name="P33" style:family="paragraph" style:parent-style-name="Preformatted_20_Text">
      <style:text-properties fo:language="en" fo:country="US" officeooo:paragraph-rsid="0013f6bc"/>
    </style:style>
    <style:style style:name="P34" style:family="paragraph" style:parent-style-name="Preformatted_20_Text">
      <style:text-properties fo:language="en" fo:country="US" officeooo:rsid="00120845" officeooo:paragraph-rsid="0013f6bc"/>
    </style:style>
    <style:style style:name="P35" style:family="paragraph" style:parent-style-name="Preformatted_20_Text">
      <style:paragraph-properties fo:margin-top="0cm" fo:margin-bottom="0.499cm"/>
      <style:text-properties fo:language="en" fo:country="US"/>
    </style:style>
    <style:style style:name="P36" style:family="paragraph" style:parent-style-name="Standard" style:list-style-name="L2">
      <style:paragraph-properties fo:margin-top="0cm" fo:margin-bottom="0cm"/>
      <style:text-properties fo:font-size="10pt" fo:language="en" fo:country="US" officeooo:paragraph-rsid="000e809e" style:font-size-asian="10pt" style:font-size-complex="10pt"/>
    </style:style>
    <style:style style:name="P37" style:family="paragraph" style:parent-style-name="Text_20_body" style:list-style-name="L1">
      <style:text-properties fo:font-size="10pt" fo:language="en" fo:country="US" style:font-size-asian="10pt" style:font-size-complex="10pt"/>
    </style:style>
    <style:style style:name="P38" style:family="paragraph" style:parent-style-name="Text_20_body" style:list-style-name="L2">
      <style:text-properties fo:font-size="10pt" fo:language="en" fo:country="US" style:font-size-asian="10pt" style:font-size-complex="10pt"/>
    </style:style>
    <style:style style:name="P39" style:family="paragraph" style:parent-style-name="Text_20_body" style:list-style-name="L1">
      <style:paragraph-properties fo:margin-top="0cm" fo:margin-bottom="0cm"/>
      <style:text-properties fo:font-size="10pt" fo:language="en" fo:country="US" style:font-size-asian="10pt" style:font-size-complex="10pt"/>
    </style:style>
    <style:style style:name="P40" style:family="paragraph" style:parent-style-name="Text_20_body" style:list-style-name="L2">
      <style:paragraph-properties fo:margin-top="0cm" fo:margin-bottom="0cm"/>
      <style:text-properties fo:font-size="10pt" fo:language="en" fo:country="US" style:font-size-asian="10pt" style:font-size-complex="10pt"/>
    </style:style>
    <style:style style:name="P41" style:family="paragraph" style:parent-style-name="Text_20_body">
      <style:paragraph-properties fo:margin-top="0cm" fo:margin-bottom="0cm"/>
      <style:text-properties fo:font-size="10pt" fo:language="en" fo:country="US" officeooo:rsid="002b11eb" officeooo:paragraph-rsid="002b11eb" style:font-size-asian="10pt" style:font-size-complex="10pt"/>
    </style:style>
    <style:style style:name="P42" style:family="paragraph" style:parent-style-name="Text_20_body">
      <style:paragraph-properties fo:margin-top="0cm" fo:margin-bottom="0cm"/>
      <style:text-properties fo:font-size="10pt" fo:language="en" fo:country="US" fo:font-weight="bold" officeooo:rsid="0024bc89" officeooo:paragraph-rsid="0024bc89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top="0cm" fo:margin-bottom="0cm"/>
      <style:text-properties fo:font-size="14pt" fo:language="en" fo:country="US" fo:font-weight="bold" officeooo:rsid="00295c06" officeooo:paragraph-rsid="00133490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ee44b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832e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14727" style:font-size-asian="14pt" style:font-weight-asian="bold" style:font-size-complex="14pt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officeooo:rsid="002b11eb" style:font-weight-asian="bold" style:font-weight-complex="bold"/>
    </style:style>
    <style:style style:name="T7" style:family="text">
      <style:text-properties fo:font-weight="bold" officeooo:rsid="0024bc89"/>
    </style:style>
    <style:style style:name="T8" style:family="text">
      <style:text-properties fo:font-weight="bold" officeooo:rsid="002c3675"/>
    </style:style>
    <style:style style:name="T9" style:family="text">
      <style:text-properties fo:color="#008000" fo:font-weight="normal" style:font-weight-asian="normal" style:font-weight-complex="normal"/>
    </style:style>
    <style:style style:name="T10" style:family="text">
      <style:text-properties fo:color="#008000" fo:font-weight="normal" officeooo:rsid="0024bc89" style:font-weight-asian="normal" style:font-weight-complex="normal"/>
    </style:style>
    <style:style style:name="T11" style:family="text">
      <style:text-properties fo:color="#008000" fo:font-weight="normal" officeooo:rsid="002f6529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e17e7" style:font-size-asian="10pt" style:font-size-complex="10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officeooo:rsid="000e809e"/>
    </style:style>
    <style:style style:name="T16" style:family="text">
      <style:text-properties fo:font-size="8pt" officeooo:rsid="000ee44b" style:font-size-asian="8pt" style:font-size-complex="8pt"/>
    </style:style>
    <style:style style:name="T17" style:family="text">
      <style:text-properties fo:font-size="8pt" officeooo:rsid="0010b835" style:font-size-asian="8pt" style:font-size-complex="8pt"/>
    </style:style>
    <style:style style:name="T18" style:family="text">
      <style:text-properties fo:font-size="8pt" officeooo:rsid="00120845" style:font-size-asian="8pt" style:font-size-complex="8pt"/>
    </style:style>
    <style:style style:name="T19" style:family="text">
      <style:text-properties fo:font-size="8pt" officeooo:rsid="0017695f" style:font-size-asian="8pt" style:font-size-complex="8pt"/>
    </style:style>
    <style:style style:name="T20" style:family="text">
      <style:text-properties fo:font-size="8pt" officeooo:rsid="001b9dfa" style:font-size-asian="8pt" style:font-size-complex="8pt"/>
    </style:style>
    <style:style style:name="T21" style:family="text">
      <style:text-properties fo:font-size="8pt" officeooo:rsid="00279edb" style:font-size-asian="8pt" style:font-size-complex="8pt"/>
    </style:style>
    <style:style style:name="T22" style:family="text">
      <style:text-properties fo:font-size="8pt" officeooo:rsid="002e17e7" style:font-size-asian="8pt" style:font-size-complex="8pt"/>
    </style:style>
    <style:style style:name="T23" style:family="text">
      <style:text-properties officeooo:rsid="00120845"/>
    </style:style>
    <style:style style:name="T24" style:family="text">
      <style:text-properties officeooo:rsid="00133490"/>
    </style:style>
    <style:style style:name="T25" style:family="text">
      <style:text-properties officeooo:rsid="0013f6bc"/>
    </style:style>
    <style:style style:name="T26" style:family="text">
      <style:text-properties officeooo:rsid="0015d728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0e809e"/>
    </style:style>
    <style:style style:name="T29" style:family="text">
      <style:text-properties fo:language="en" fo:country="US" officeooo:rsid="0026b698"/>
    </style:style>
    <style:style style:name="T30" style:family="text">
      <style:text-properties officeooo:rsid="001b7ac8"/>
    </style:style>
    <style:style style:name="T31" style:family="text">
      <style:text-properties officeooo:rsid="0022cfd0"/>
    </style:style>
    <style:style style:name="T32" style:family="text">
      <style:text-properties officeooo:rsid="0024bc89"/>
    </style:style>
    <style:style style:name="T33" style:family="text">
      <style:text-properties officeooo:rsid="0026b698"/>
    </style:style>
    <style:style style:name="T34" style:family="text">
      <style:text-properties fo:color="#c90016" fo:font-size="8pt" fo:language="en" fo:country="US" officeooo:rsid="0026b698" style:font-size-asian="8pt" style:font-size-complex="8pt"/>
    </style:style>
    <style:style style:name="T35" style:family="text">
      <style:text-properties fo:color="#c90016" fo:font-size="8pt" fo:language="en" fo:country="US" officeooo:rsid="00294b2f" style:font-size-asian="8pt" style:font-size-complex="8pt"/>
    </style:style>
    <style:style style:name="T36" style:family="text">
      <style:text-properties fo:color="#c90016" fo:font-size="8pt" fo:language="en" fo:country="US" officeooo:rsid="00295c06" style:font-size-asian="8pt" style:font-size-complex="8pt"/>
    </style:style>
    <style:style style:name="T37" style:family="text">
      <style:text-properties officeooo:rsid="00279edb"/>
    </style:style>
    <style:style style:name="T38" style:family="text">
      <style:text-properties officeooo:rsid="00294b2f"/>
    </style:style>
    <style:style style:name="T39" style:family="text">
      <style:text-properties officeooo:rsid="00295c06"/>
    </style:style>
    <style:style style:name="T40" style:family="text">
      <style:text-properties officeooo:rsid="002b11eb"/>
    </style:style>
    <style:style style:name="T41" style:family="text">
      <style:text-properties officeooo:rsid="002e17e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Ubuntu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GLCD Library for Pinguino</text:span><text:span text:style-name="T4">32X </text:span><text:span text:style-name="T2">version 1.</text:span><text:span text:style-name="T4">7-32X</text:span></text:p>
      <text:p text:style-name="P29"/>
      <text:p text:style-name="P29">The port for pinguino, was based on the original version with some modifications <text:s/>based on versions 1.1 and 2.0 of GLCD library for Arduino.</text:p>
      <text:p text:style-name="P29"/>
      <text:p text:style-name="P30">This is a list of functions supported by the library </text:p>
      <text:p text:style-name="P31">GLCD.Init(invert) initialize the library for normal or inverted drawing. If invert is false, drawing sets pixels, if true pixels are cleared when drawn (see also SetInverted method).</text:p>
      <text:p text:style-name="P31"/>
      <text:p text:style-name="P31">GLCD.GotoXY(x,y) locate the graphic cursor at positions x and y, 0,0 is upper left corner.</text:p>
      <text:p text:style-name="P31"/>
      <text:p text:style-name="P31">GLCD.ClearScreenX() clear the LCD screen</text:p>
      <text:p text:style-name="P31"/>
      <text:p text:style-name="P31">GLCD.ClearScreen(color) clear the LCD screen with <text:s/>color (BLACK/WHITE)</text:p>
      <text:p text:style-name="P31"/>
      <text:p text:style-name="P31"/>
      <text:p text:style-name="P29"><text:span text:style-name="T1">Graphic Drawing Functions</text:span> (color WHITE clears pixels, BLACK sets pixels)</text:p>
      <text:p text:style-name="P31">GLCD.DrawCircle(x, y, radius, color) draw circle with center at x,y</text:p>
      <text:p text:style-name="P31"/>
      <text:p text:style-name="P31">GLCD.DrawLine(x1,y1,x2,y2,color) draw line from x1,y1 to x2,y2 </text:p>
      <text:p text:style-name="P31"/>
      <text:p text:style-name="P31">GLCD.DrawVertLine(x, y, length, color) draw vertical line</text:p>
      <text:p text:style-name="P31"/>
      <text:p text:style-name="P31">GLCD.DrawHoriLine(x, y, length, color) draw horizontal line <text:s/></text:p>
      <text:p text:style-name="P31"/>
      <text:p text:style-name="P31">GLCD.DrawRect(x, y, width, height, color) draw rectangle</text:p>
      <text:p text:style-name="P31"/>
      <text:p text:style-name="P31">GLCD.DrawRoundRect(x, y, width, height, radius, color) as above with rounded edges</text:p>
      <text:p text:style-name="P31"/>
      <text:p text:style-name="P31">GLCD.FillRect(x, y, width, height, color) draw filled rectangle</text:p>
      <text:p text:style-name="P31"/>
      <text:p text:style-name="P31">GLCD.InvertRect(x, y, width, height) invert pixels within given rectangle</text:p>
      <text:p text:style-name="P31"/>
      <text:p text:style-name="P31">GLCD.SetInverted(invert) set drawing mode to inverted </text:p>
      <text:p text:style-name="P31"/>
      <text:p text:style-name="P31">GLCD.SetDot(x, y, color); draw a dot in the given color at the given location</text:p>
      <text:p text:style-name="P31"/>
      <text:p text:style-name="P35">GLCD.DrawBitmap(bitmap, x, y, color); draw the bitmap at the given x,y position</text:p>
      <text:p text:style-name="P32">Font Functions</text:p>
      <text:p text:style-name="P31">GLCD.SelectFont(font, color ) select font, defaults color to black if not specified</text:p>
      <text:p text:style-name="P31"/>
      <text:p text:style-name="P31">GLCD.PutChar(character) print given character to screen at current cursor location</text:p>
      <text:p text:style-name="P31"/>
      <text:p text:style-name="P31">GLCD.Puts(string) print given string to screen at current cursor location</text:p>
      <text:p text:style-name="P31"/>
      <text:p text:style-name="P31">GLCD.Puts_P(string) print string from program memory to screen at current cursor location</text:p>
      <text:p text:style-name="P31"/>
      <text:p text:style-name="P31">GLCD.PrintNumber(number) print the <text:span text:style-name="T25">integer</text:span> value of the given number at current cursor location</text:p>
      <text:p text:style-name="P31"/>
      <text:p text:style-name="P33"><text:span text:style-name="T23">GLCD.Print</text:span><text:span text:style-name="T24">Float</text:span><text:span text:style-name="T23">(number, </text:span><text:span text:style-name="T26">precision</text:span><text:span text:style-name="T23">) print the decimal value of the given number at current cursor location</text:span></text:p>
      <text:p text:style-name="P34"/>
      <text:p text:style-name="P31">GLCD.CursorTo(x, y); // 0 based coordinates for fixed width fonts (i.e. the supplied system font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7" office:value-type="string">
            <text:p text:style-name="P5">GLCD Panel Pinouts Wiring and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1" office:value-type="string">
            <text:p text:style-name="P5"/>
          </table:table-cell>
        </table:table-row>
        <table:table-row table:style-name="Tabela1.2">
          <table:table-cell table:style-name="Tabela1.A2" table:number-rows-spanned="2" office:value-type="string">
            <text:p text:style-name="P2"><text:span text:style-name="Strong_20_Emphasis"><text:span text:style-name="T28">Pinguino</text:span></text:span><text:span text:style-name="Strong_20_Emphasis"><text:span text:style-name="T29">32X</text:span></text:span><text:span text:style-name="Strong_20_Emphasis"><text:span text:style-name="T28"> P</text:span></text:span><text:span text:style-name="Strong_20_Emphasis"><text:span text:style-name="T29">INS</text:span></text:span></text:p>
            <text:p text:style-name="P3"><text:span text:style-name="Strong_20_Emphasis"><text:span text:style-name="T35">Minimum/</text:span></text:span><text:span text:style-name="Strong_20_Emphasis"><text:span text:style-name="T34">UBW32</text:span></text:span></text:p>
          </table:table-cell>
          <table:table-cell table:style-name="Tabela1.A2" table:number-rows-spanned="2" office:value-type="string">
            <text:p text:style-name="P1"><text:span text:style-name="Strong_20_Emphasis"><text:span text:style-name="T27">Function</text:span></text:span></text:p>
          </table:table-cell>
          <table:table-cell table:style-name="Tabela1.A2" table:number-columns-spanned="4" office:value-type="string">
            <text:p text:style-name="P1"><text:span text:style-name="Strong_20_Emphasis"><text:span text:style-name="T27">Pinouts</text:span></text:span></text:p>
          </table:table-cell>
          <table:covered-table-cell/>
          <table:covered-table-cell/>
          <table:covered-table-cell/>
          <table:table-cell table:style-name="Tabela1.G2" table:number-rows-spanned="2" table:number-columns-spanned="2" office:value-type="string">
            <text:p text:style-name="P1"><text:span text:style-name="Strong_20_Emphasis"><text:span text:style-name="T27">Comments</text:span></text:span></text:p>
          </table:table-cell>
          <table:covered-table-cell/>
        </table:table-row>
        <table:table-row table:style-name="Tabela1.3">
          <table:covered-table-cell/>
          <table:covered-table-cell/>
          <table:table-cell table:style-name="Tabela1.A2" office:value-type="string">
            <text:p text:style-name="P1"><text:span text:style-name="Strong_20_Emphasis"><text:span text:style-name="T27">A</text:span></text:span></text:p>
          </table:table-cell>
          <table:table-cell table:style-name="Tabela1.A2" office:value-type="string">
            <text:p text:style-name="P1"><text:span text:style-name="Strong_20_Emphasis"><text:span text:style-name="T27"><text:s/>B</text:span></text:span></text:p>
          </table:table-cell>
          <table:table-cell table:style-name="Tabela1.A2" office:value-type="string">
            <text:p text:style-name="P6">C</text:p>
          </table:table-cell>
          <table:table-cell table:style-name="Tabela1.A2" office:value-type="string">
            <text:p text:style-name="P6">D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7">5V</text:p>
          </table:table-cell>
          <table:table-cell table:style-name="Tabela1.A2" office:value-type="string">
            <text:p text:style-name="P7">+5 volts</text:p>
          </table:table-cell>
          <table:table-cell table:style-name="Tabela1.A2" office:value-type="string">
            <text:p text:style-name="P7">1<text:span text:style-name="T26">(+)</text:span></text:p>
          </table:table-cell>
          <table:table-cell table:style-name="Tabela1.A2" office:value-type="string">
            <text:p text:style-name="P7">!2!(-)</text:p>
          </table:table-cell>
          <table:table-cell table:style-name="Tabela1.A2" office:value-type="string">
            <text:p text:style-name="P7">!2!(-)</text:p>
          </table:table-cell>
          <table:table-cell table:style-name="Tabela1.A2" office:value-type="string">
            <text:p text:style-name="P7">!2!(-)</text:p>
          </table:table-cell>
          <table:table-cell table:style-name="Tabela1.G2" table:number-columns-spanned="2" office:value-type="string">
            <text:p text:style-name="P4"/>
          </table:table-cell>
          <table:covered-table-cell/>
        </table:table-row>
        <table:table-row>
          <table:table-cell table:style-name="Tabela1.A2" office:value-type="string">
            <text:p text:style-name="P7">Gnd</text:p>
          </table:table-cell>
          <table:table-cell table:style-name="Tabela1.A2" office:value-type="string">
            <text:p text:style-name="P7">GND</text:p>
          </table:table-cell>
          <table:table-cell table:style-name="Tabela1.A2" office:value-type="string">
            <text:p text:style-name="P7">2<text:span text:style-name="T26">(-)</text:span></text:p>
          </table:table-cell>
          <table:table-cell table:style-name="Tabela1.A2" office:value-type="string">
            <text:p text:style-name="P7">!1!(+)</text:p>
          </table:table-cell>
          <table:table-cell table:style-name="Tabela1.A2" office:value-type="string">
            <text:p text:style-name="P7">!1!(+)</text:p>
          </table:table-cell>
          <table:table-cell table:style-name="Tabela1.A2" office:value-type="string">
            <text:p text:style-name="P7">!1!(+)</text:p>
          </table:table-cell>
          <table:table-cell table:style-name="Tabela1.G2" table:number-columns-spanned="2" office:value-type="string">
            <text:p text:style-name="P4"/>
          </table:table-cell>
          <table:covered-table-cell/>
        </table:table-row>
        <table:table-row>
          <table:table-cell table:style-name="Tabela1.A2" office:value-type="string">
            <text:p text:style-name="P7">external</text:p>
          </table:table-cell>
          <table:table-cell table:style-name="Tabela1.A2" office:value-type="string">
            <text:p text:style-name="P7">Contrast in</text:p>
          </table:table-cell>
          <table:table-cell table:style-name="Tabela1.A2" office:value-type="string">
            <text:p text:style-name="P7">3</text:p>
          </table:table-cell>
          <table:table-cell table:style-name="Tabela1.A2" office:value-type="string">
            <text:p text:style-name="P7">3</text:p>
          </table:table-cell>
          <table:table-cell table:style-name="Tabela1.E6" office:value-type="float" office:value="3">
            <text:p text:style-name="P9">3</text:p>
          </table:table-cell>
          <table:table-cell table:style-name="Tabela1.E6" office:value-type="float" office:value="3">
            <text:p text:style-name="P7">3</text:p>
          </table:table-cell>
          <table:table-cell table:style-name="Tabela1.G2" table:number-columns-spanned="2" office:value-type="string">
            <text:p text:style-name="P4">Wiper of contrast tripot</text:p>
          </table:table-cell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40/D0</text:span></text:span></text:p>
          </table:table-cell>
          <table:table-cell table:style-name="Tabela1.A2" office:value-type="string">
            <text:p text:style-name="P7">D0</text:p>
          </table:table-cell>
          <table:table-cell table:style-name="Tabela1.A2" office:value-type="string">
            <text:p text:style-name="P7">4</text:p>
          </table:table-cell>
          <table:table-cell table:style-name="Tabela1.A2" office:value-type="string">
            <text:p text:style-name="P7">7</text:p>
          </table:table-cell>
          <table:table-cell table:style-name="Tabela1.E6" office:value-type="float" office:value="7">
            <text:p text:style-name="P9">7</text:p>
          </table:table-cell>
          <table:table-cell table:style-name="Tabela1.E6" office:value-type="float" office:value="7">
            <text:p text:style-name="P7">7</text:p>
          </table:table-cell>
          <table:table-cell table:style-name="Tabela1.G2" table:number-rows-spanned="8" table:number-columns-spanned="2" office:value-type="string">
            <text:p text:style-name="P4">Data bits (1byte) ↔ PIC<text:span text:style-name="T32">32</text:span> PORT<text:span text:style-name="T31">D</text:span><text:span text:style-name="T41">¹</text:span></text:p>
          </table:table-cell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43/D1 </text:span></text:span></text:p>
          </table:table-cell>
          <table:table-cell table:style-name="Tabela1.A2" office:value-type="string">
            <text:p text:style-name="P7">D1</text:p>
          </table:table-cell>
          <table:table-cell table:style-name="Tabela1.A2" office:value-type="string">
            <text:p text:style-name="P7">5</text:p>
          </table:table-cell>
          <table:table-cell table:style-name="Tabela1.A2" office:value-type="string">
            <text:p text:style-name="P7">8</text:p>
          </table:table-cell>
          <table:table-cell table:style-name="Tabela1.E6" office:value-type="float" office:value="8">
            <text:p text:style-name="P9">8</text:p>
          </table:table-cell>
          <table:table-cell table:style-name="Tabela1.E6" office:value-type="float" office:value="8">
            <text:p text:style-name="P7">8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44/D2</text:span></text:span><text:span text:style-name="T33"> </text:span></text:p>
          </table:table-cell>
          <table:table-cell table:style-name="Tabela1.A2" office:value-type="string">
            <text:p text:style-name="P7">D2</text:p>
          </table:table-cell>
          <table:table-cell table:style-name="Tabela1.A2" office:value-type="string">
            <text:p text:style-name="P7">6</text:p>
          </table:table-cell>
          <table:table-cell table:style-name="Tabela1.A2" office:value-type="string">
            <text:p text:style-name="P7">9</text:p>
          </table:table-cell>
          <table:table-cell table:style-name="Tabela1.E6" office:value-type="float" office:value="9">
            <text:p text:style-name="P9">9</text:p>
          </table:table-cell>
          <table:table-cell table:style-name="Tabela1.E6" office:value-type="float" office:value="9">
            <text:p text:style-name="P7">9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45/D3</text:span></text:span><text:span text:style-name="T33"> </text:span></text:p>
          </table:table-cell>
          <table:table-cell table:style-name="Tabela1.A2" office:value-type="string">
            <text:p text:style-name="P7">D3</text:p>
          </table:table-cell>
          <table:table-cell table:style-name="Tabela1.A2" office:value-type="string">
            <text:p text:style-name="P7">7</text:p>
          </table:table-cell>
          <table:table-cell table:style-name="Tabela1.A2" office:value-type="string">
            <text:p text:style-name="P7">10</text:p>
          </table:table-cell>
          <table:table-cell table:style-name="Tabela1.E6" office:value-type="float" office:value="10">
            <text:p text:style-name="P9">10</text:p>
          </table:table-cell>
          <table:table-cell table:style-name="Tabela1.E6" office:value-type="float" office:value="10">
            <text:p text:style-name="P7">10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48/D4</text:span></text:span></text:p>
          </table:table-cell>
          <table:table-cell table:style-name="Tabela1.A2" office:value-type="string">
            <text:p text:style-name="P7">D4</text:p>
          </table:table-cell>
          <table:table-cell table:style-name="Tabela1.A2" office:value-type="string">
            <text:p text:style-name="P7">8</text:p>
          </table:table-cell>
          <table:table-cell table:style-name="Tabela1.A2" office:value-type="string">
            <text:p text:style-name="P7">11</text:p>
          </table:table-cell>
          <table:table-cell table:style-name="Tabela1.E6" office:value-type="float" office:value="11">
            <text:p text:style-name="P9">11</text:p>
          </table:table-cell>
          <table:table-cell table:style-name="Tabela1.E6" office:value-type="float" office:value="11">
            <text:p text:style-name="P7">11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49/D5</text:span></text:span><text:span text:style-name="T33"> </text:span></text:p>
          </table:table-cell>
          <table:table-cell table:style-name="Tabela1.A2" office:value-type="string">
            <text:p text:style-name="P7">D5</text:p>
          </table:table-cell>
          <table:table-cell table:style-name="Tabela1.A2" office:value-type="string">
            <text:p text:style-name="P7">9</text:p>
          </table:table-cell>
          <table:table-cell table:style-name="Tabela1.A2" office:value-type="string">
            <text:p text:style-name="P7">12</text:p>
          </table:table-cell>
          <table:table-cell table:style-name="Tabela1.E6" office:value-type="float" office:value="12">
            <text:p text:style-name="P9">12</text:p>
          </table:table-cell>
          <table:table-cell table:style-name="Tabela1.E6" office:value-type="float" office:value="12">
            <text:p text:style-name="P7">12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50/D6</text:span></text:span><text:span text:style-name="T33"> </text:span></text:p>
          </table:table-cell>
          <table:table-cell table:style-name="Tabela1.A2" office:value-type="string">
            <text:p text:style-name="P7">D6</text:p>
          </table:table-cell>
          <table:table-cell table:style-name="Tabela1.A2" office:value-type="string">
            <text:p text:style-name="P7">10</text:p>
          </table:table-cell>
          <table:table-cell table:style-name="Tabela1.A2" office:value-type="string">
            <text:p text:style-name="P7">13</text:p>
          </table:table-cell>
          <table:table-cell table:style-name="Tabela1.E6" office:value-type="float" office:value="13">
            <text:p text:style-name="P9">13</text:p>
          </table:table-cell>
          <table:table-cell table:style-name="Tabela1.E6" office:value-type="float" office:value="13">
            <text:p text:style-name="P7">13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51/D7</text:span></text:span><text:span text:style-name="T33"> </text:span></text:p>
          </table:table-cell>
          <table:table-cell table:style-name="Tabela1.A2" office:value-type="string">
            <text:p text:style-name="P7">D7</text:p>
          </table:table-cell>
          <table:table-cell table:style-name="Tabela1.A2" office:value-type="string">
            <text:p text:style-name="P7">11</text:p>
          </table:table-cell>
          <table:table-cell table:style-name="Tabela1.A2" office:value-type="string">
            <text:p text:style-name="P7">14</text:p>
          </table:table-cell>
          <table:table-cell table:style-name="Tabela1.E6" office:value-type="float" office:value="14">
            <text:p text:style-name="P9">14</text:p>
          </table:table-cell>
          <table:table-cell table:style-name="Tabela1.E6" office:value-type="float" office:value="14">
            <text:p text:style-name="P7">14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33/</text:span></text:span><text:span text:style-name="Strong_20_Emphasis"><text:span text:style-name="T36">A5</text:span></text:span></text:p>
          </table:table-cell>
          <table:table-cell table:style-name="Tabela1.A2" office:value-type="string">
            <text:p text:style-name="P7">CSEL1</text:p>
          </table:table-cell>
          <table:table-cell table:style-name="Tabela1.A2" office:value-type="string">
            <text:p text:style-name="P7">12</text:p>
          </table:table-cell>
          <table:table-cell table:style-name="Tabela1.A2" office:value-type="string">
            <text:p text:style-name="P7">15</text:p>
          </table:table-cell>
          <table:table-cell table:style-name="Tabela1.E6" office:value-type="float" office:value="16">
            <text:p text:style-name="P9">16</text:p>
          </table:table-cell>
          <table:table-cell table:style-name="Tabela1.E6" office:value-type="float" office:value="15">
            <text:p text:style-name="P7">15</text:p>
          </table:table-cell>
          <table:table-cell table:style-name="Tabela1.G2" table:number-columns-spanned="2" office:value-type="string">
            <text:p text:style-name="P10">Chip 1 select</text:p>
          </table:table-cell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34/</text:span></text:span><text:span text:style-name="Strong_20_Emphasis"><text:span text:style-name="T36">A14</text:span></text:span></text:p>
          </table:table-cell>
          <table:table-cell table:style-name="Tabela1.A2" office:value-type="string">
            <text:p text:style-name="P7">CSEL2</text:p>
          </table:table-cell>
          <table:table-cell table:style-name="Tabela1.A2" office:value-type="string">
            <text:p text:style-name="P7">13</text:p>
          </table:table-cell>
          <table:table-cell table:style-name="Tabela1.A2" office:value-type="string">
            <text:p text:style-name="P7">16</text:p>
          </table:table-cell>
          <table:table-cell table:style-name="Tabela1.E6" office:value-type="float" office:value="15">
            <text:p text:style-name="P9">15</text:p>
          </table:table-cell>
          <table:table-cell table:style-name="Tabela1.E6" office:value-type="float" office:value="18">
            <text:p text:style-name="P7">18</text:p>
          </table:table-cell>
          <table:table-cell table:style-name="Tabela1.G2" table:number-columns-spanned="2" office:value-type="string">
            <text:p text:style-name="P10">Chip 2 select</text:p>
          </table:table-cell>
          <table:covered-table-cell/>
        </table:table-row>
        <table:table-row>
          <table:table-cell table:style-name="Tabela1.A2" office:value-type="string">
            <text:p text:style-name="P7">Reset</text:p>
          </table:table-cell>
          <table:table-cell table:style-name="Tabela1.A2" office:value-type="string">
            <text:p text:style-name="P7">Reset</text:p>
          </table:table-cell>
          <table:table-cell table:style-name="Tabela1.A2" office:value-type="string">
            <text:p text:style-name="P7">14</text:p>
          </table:table-cell>
          <table:table-cell table:style-name="Tabela1.A2" office:value-type="string">
            <text:p text:style-name="P7">17</text:p>
          </table:table-cell>
          <table:table-cell table:style-name="Tabela1.E6" office:value-type="float" office:value="17">
            <text:p text:style-name="P9">17</text:p>
          </table:table-cell>
          <table:table-cell table:style-name="Tabela1.E6" office:value-type="float" office:value="16">
            <text:p text:style-name="P7">16</text:p>
          </table:table-cell>
          <table:table-cell table:style-name="Tabela1.G2" table:number-columns-spanned="2" office:value-type="string">
            <text:p text:style-name="P10">Connect to <text:span text:style-name="T38">VPP/MCLR</text:span> (between 10K and <text:span text:style-name="T38">reset </text:span>button)</text:p>
          </table:table-cell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31/</text:span></text:span><text:span text:style-name="Strong_20_Emphasis"><text:span text:style-name="T36">A3</text:span></text:span></text:p>
          </table:table-cell>
          <table:table-cell table:style-name="Tabela1.A2" office:value-type="string">
            <text:p text:style-name="P7">RW</text:p>
          </table:table-cell>
          <table:table-cell table:style-name="Tabela1.A2" office:value-type="string">
            <text:p text:style-name="P8">15</text:p>
          </table:table-cell>
          <table:table-cell table:style-name="Tabela1.A2" office:value-type="string">
            <text:p text:style-name="P7">5</text:p>
          </table:table-cell>
          <table:table-cell table:style-name="Tabela1.E6" office:value-type="float" office:value="5">
            <text:p text:style-name="P9">5</text:p>
          </table:table-cell>
          <table:table-cell table:style-name="Tabela1.E6" office:value-type="float" office:value="5">
            <text:p text:style-name="P7">5</text:p>
          </table:table-cell>
          <table:table-cell table:style-name="Tabela1.G2" table:number-columns-spanned="2" office:value-type="string">
            <text:p text:style-name="P10">Read/write</text:p>
          </table:table-cell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30/</text:span></text:span><text:span text:style-name="Strong_20_Emphasis"><text:span text:style-name="T36">A2</text:span></text:span></text:p>
          </table:table-cell>
          <table:table-cell table:style-name="Tabela1.A2" office:value-type="string">
            <text:p text:style-name="P7">DI (aka RS)</text:p>
          </table:table-cell>
          <table:table-cell table:style-name="Tabela1.E6" office:value-type="float" office:value="16">
            <text:p text:style-name="P8">16</text:p>
          </table:table-cell>
          <table:table-cell table:style-name="Tabela1.A2" office:value-type="string">
            <text:p text:style-name="P7">4</text:p>
          </table:table-cell>
          <table:table-cell table:style-name="Tabela1.E6" office:value-type="float" office:value="4">
            <text:p text:style-name="P9">4</text:p>
          </table:table-cell>
          <table:table-cell table:style-name="Tabela1.E6" office:value-type="float" office:value="4">
            <text:p text:style-name="P7">4</text:p>
          </table:table-cell>
          <table:table-cell table:style-name="Tabela1.G2" table:number-columns-spanned="2" office:value-type="string">
            <text:p text:style-name="P10">Data/Instruction</text:p>
          </table:table-cell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34">32/</text:span></text:span><text:span text:style-name="Strong_20_Emphasis"><text:span text:style-name="T36">A4</text:span></text:span></text:p>
          </table:table-cell>
          <table:table-cell table:style-name="Tabela1.A2" office:value-type="string">
            <text:p text:style-name="P7">EN</text:p>
          </table:table-cell>
          <table:table-cell table:style-name="Tabela1.A2" office:value-type="string">
            <text:p text:style-name="P7">17</text:p>
          </table:table-cell>
          <table:table-cell table:style-name="Tabela1.A2" office:value-type="string">
            <text:p text:style-name="P7">6</text:p>
          </table:table-cell>
          <table:table-cell table:style-name="Tabela1.E6" office:value-type="float" office:value="6">
            <text:p text:style-name="P9">6</text:p>
          </table:table-cell>
          <table:table-cell table:style-name="Tabela1.E6" office:value-type="float" office:value="6">
            <text:p text:style-name="P7">6</text:p>
          </table:table-cell>
          <table:table-cell table:style-name="Tabela1.G2" table:number-columns-spanned="2" office:value-type="string">
            <text:p text:style-name="P10">Enable</text:p>
          </table:table-cell>
          <table:covered-table-cell/>
        </table:table-row>
        <table:table-row>
          <table:table-cell table:style-name="Tabela1.A2" office:value-type="string">
            <text:p text:style-name="P7">external</text:p>
          </table:table-cell>
          <table:table-cell table:style-name="Tabela1.A2" office:value-type="string">
            <text:p text:style-name="P7">Contrast out</text:p>
          </table:table-cell>
          <table:table-cell table:style-name="Tabela1.A2" office:value-type="string">
            <text:p text:style-name="P7">18</text:p>
          </table:table-cell>
          <table:table-cell table:style-name="Tabela1.A2" office:value-type="string">
            <text:p text:style-name="P7">18</text:p>
          </table:table-cell>
          <table:table-cell table:style-name="Tabela1.E6" office:value-type="float" office:value="18">
            <text:p text:style-name="P9">18</text:p>
          </table:table-cell>
          <table:table-cell table:style-name="Tabela1.E6" office:value-type="float" office:value="17">
            <text:p text:style-name="P7">17</text:p>
          </table:table-cell>
          <table:table-cell table:style-name="Tabela1.G2" table:number-columns-spanned="2" office:value-type="string">
            <text:p text:style-name="P10">10k or 20k preset</text:p>
          </table:table-cell>
          <table:covered-table-cell/>
        </table:table-row>
        <table:table-row>
          <table:table-cell table:style-name="Tabela1.A2" office:value-type="string">
            <text:p text:style-name="P7">external</text:p>
          </table:table-cell>
          <table:table-cell table:style-name="Tabela1.A2" office:value-type="string">
            <text:p text:style-name="P7">Backlight +5</text:p>
          </table:table-cell>
          <table:table-cell table:style-name="Tabela1.A2" office:value-type="string">
            <text:p text:style-name="P7">19</text:p>
          </table:table-cell>
          <table:table-cell table:style-name="Tabela1.A2" office:value-type="string">
            <text:p text:style-name="P7">19</text:p>
          </table:table-cell>
          <table:table-cell table:style-name="Tabela1.E6" office:value-type="float" office:value="19">
            <text:p text:style-name="P9">19</text:p>
          </table:table-cell>
          <table:table-cell table:style-name="Tabela1.E6" office:value-type="float" office:value="19">
            <text:p text:style-name="P7">19</text:p>
          </table:table-cell>
          <table:table-cell table:style-name="Tabela1.G2" table:number-columns-spanned="2" office:value-type="string">
            <text:p text:style-name="P10">100 to 330 ohm resistor to +5v</text:p>
          </table:table-cell>
          <table:covered-table-cell/>
        </table:table-row>
        <table:table-row>
          <table:table-cell table:style-name="Tabela1.A2" office:value-type="string">
            <text:p text:style-name="P7">G<text:span text:style-name="T38">ND</text:span></text:p>
          </table:table-cell>
          <table:table-cell table:style-name="Tabela1.A2" office:value-type="string">
            <text:p text:style-name="P7">Backlight G<text:span text:style-name="T38">ND</text:span></text:p>
          </table:table-cell>
          <table:table-cell table:style-name="Tabela1.A2" office:value-type="string">
            <text:p text:style-name="P7">20</text:p>
          </table:table-cell>
          <table:table-cell table:style-name="Tabela1.E6" office:value-type="float" office:value="20">
            <text:p text:style-name="P7">20</text:p>
          </table:table-cell>
          <table:table-cell table:style-name="Tabela1.E6" office:value-type="float" office:value="20">
            <text:p text:style-name="P9">20</text:p>
          </table:table-cell>
          <table:table-cell table:style-name="Tabela1.E6" office:value-type="float" office:value="20">
            <text:p text:style-name="P7">20</text:p>
          </table:table-cell>
          <table:table-cell table:style-name="Tabela1.G2" table:number-columns-spanned="2" office:value-type="string">
            <text:p text:style-name="P4"/>
          </table:table-cell>
          <table:covered-table-cell/>
        </table:table-row>
      </table:table>
      <text:p text:style-name="Text_20_body"><text:span text:style-name="T12"><text:s text:c="3"/></text:span><text:span text:style-name="T22">1-</text:span><text:span text:style-name="T21"> </text:span><text:span text:style-name="T20">PORTD </text:span><text:span text:style-name="T21">using RD0~RD7 pins </text:span><text:span text:style-name="T20">as GLCD 8bits data port.</text:span></text:p>
      <text:p text:style-name="P27">Pinout A panels: </text:p>
      <text:list xml:id="list207288651" text:style-name="L1">
        <text:list-item>
          <text:p text:style-name="P39">HDM64GS12L-4 </text:p>
        </text:list-item>
        <text:list-item>
          <text:p text:style-name="P39">Crystalfontz CFAG12864B (tested by biomed) </text:p>
        </text:list-item>
        <text:list-item>
          <text:p text:style-name="P39">Sparkfun LCD-00710CM (tested by biomed) </text:p>
        </text:list-item>
        <text:list-item>
          <text:p text:style-name="P37">NKC Electronics LCD-0022 (tested by NKC Electronics) </text:p>
        </text:list-item>
      </text:list>
      <text:p text:style-name="P27">Pinout B panels: </text:p>
      <text:list xml:id="list644882549" text:style-name="L2">
        <text:list-item>
          <text:p text:style-name="P40">HDM64GS12L-5 </text:p>
        </text:list-item>
        <text:list-item>
          <text:p text:style-name="P40">Lumex LCM-S12864GSF (tested by jowan) </text:p>
        </text:list-item>
        <text:list-item>
          <text:p text:style-name="P40">Futurlec BLUE128X64LCD (tested by tyggerjai) </text:p>
        </text:list-item>
        <text:list-item>
          <text:p text:style-name="P40">AZ Displays AGM1264F (tested by santy) </text:p>
        </text:list-item>
        <text:list-item>
          <text:p text:style-name="P40">Displaytech 64128A BC (tested by Udo Klein) </text:p>
        </text:list-item>
        <text:list-item>
          <text:p text:style-name="P40">Adafruit GLCD (Leave RESET pin disconnected or you may experience upload problems) (tested by Things) </text:p>
        </text:list-item>
        <text:list-item>
          <text:p text:style-name="P40">DataVision DG12864-88 (tested by wglover) </text:p>
        </text:list-item>
        <text:list-item>
          <text:p text:style-name="P40">Topway LM12864LDW (tested by zandaa) </text:p>
        </text:list-item>
        <text:list-item>
          <text:p text:style-name="P40">Satistronics RT12864J-1 (tested by doublet) <text:s/><text:span text:style-name="T9">(teste</text:span><text:span text:style-name="T10">d</text:span><text:span text:style-name="T9"> with pinguino</text:span><text:span text:style-name="T11">32X</text:span><text:span text:style-name="T9"> by anunakin)</text:span></text:p>
        </text:list-item>
        <text:list-item>
          <text:p text:style-name="P38">Digitron SG12864J4 (also appears to need RESET disconnected for uploads) </text:p>
        </text:list-item>
      </text:list>
      <text:p text:style-name="P28">Pinout <text:span text:style-name="T15">C</text:span> panels:</text:p>
      <text:list xml:id="list722192020" text:continue-numbering="true" text:style-name="L2">
        <text:list-item>
          <text:p text:style-name="P36">Shenzhen Jinghua Displays Co Ltd. JM12864 (tested by macpod) </text:p>
          <text:list>
            <text:list-item>
              <text:p text:style-name="P36">Vee (pin 3) should be left disconnected. The pot on the display controls contrast </text:p>
            </text:list-item>
            <text:list-item>
              <text:p text:style-name="P36">Backlight LED may already have resistors added. </text:p>
            </text:list-item>
          </text:list>
        </text:list-item>
      </text:list>
      <text:p text:style-name="P27">Pinout <text:span text:style-name="T15">D</text:span> panels:</text:p>
      <text:list xml:id="list462199172" text:continue-numbering="true" text:style-name="L2">
        <text:list-item>
          <text:p text:style-name="P40">TECH12864g (tested by anunakin) <text:s/><text:span text:style-name="T9">(teste</text:span><text:span text:style-name="T10">d</text:span><text:span text:style-name="T9"> with pinguino</text:span><text:span text:style-name="T11">32X</text:span><text:span text:style-name="T9"> by anunakin)</text:span></text:p>
        </text:list-item>
      </text:list>
      <text:p text:style-name="P25"><text:soft-page-break/><text:span text:style-name="T23">User Defines </text:span><text:span text:style-name="T24">on GLCD library</text:span></text:p>
      <text:p text:style-name="P23"/>
      <text:p text:style-name="P12"><text:span text:style-name="T24">We</text:span><text:span text:style-name="T23"> can use some user defines on .pde files:</text:span></text:p>
      <text:p text:style-name="P13"/>
      <text:p text:style-name="P20"><text:span text:style-name="T23">#define USEFLOATS</text:span><text:span text:style-name="T24">()</text:span></text:p>
      <text:p text:style-name="P15">This gives us</text:p>
      <text:p text:style-name="P16"><text:span text:style-name="T23"><text:s/>GLCD.Print</text:span><text:span text:style-name="T24">Float</text:span><text:span text:style-name="T23">(number,</text:span><text:span text:style-name="T24">decimal_part</text:span><text:span text:style-name="T23">) print the decimal value of the given number at current cursor location.</text:span></text:p>
      <text:p text:style-name="P14"><text:s/></text:p>
      <text:p text:style-name="P16"><text:span text:style-name="T23"><text:s/></text:span><text:span text:style-name="T30">Use of float function uses a lot of flash memory.</text:span></text:p>
      <text:p text:style-name="P14"/>
      <text:p text:style-name="P42">#define SLOWDISPLAY()</text:p>
      <text:p text:style-name="P21">This changes code to use <text:span text:style-name="T32">a bit slow delays for Enable/RS/RW</text:span> pins, <text:span text:style-name="T32">with it you can use slow displays. If your ks0108 display not working this can help you.</text:span></text:p>
      <text:p text:style-name="P43"/>
      <text:p text:style-name="P22">We <text:span text:style-name="T39">got about 13 FPS with glcd_sample.pde using SLOWDISPLAY() and 17FPS without it.</text:span></text:p>
      <text:p text:style-name="P26"/>
      <text:p text:style-name="P24">Library Project Files</text:p>
      <text:p text:style-name="P19"/>
      <text:p text:style-name="P18"><text:span text:style-name="T5">tools/</text:span><text:span text:style-name="T7">pic32mx</text:span><text:span text:style-name="T5">/include/pi</text:span><text:span text:style-name="T7">nguino</text:span>/<text:line-break/><text:tab/>ks0108.c<text:line-break/><text:tab/>ks0108.h<text:line-break/><text:line-break/><text:span text:style-name="T5">lib/</text:span><text:line-break/><text:tab/>ks0108.pdl<text:span text:style-name="T32">32</text:span><text:line-break/><text:line-break/>sketch folder (where samples goes)<text:line-break/><text:span text:style-name="T5">examples/</text:span><text:span text:style-name="T8">glcd/</text:span><text:span text:style-name="T5"><text:line-break/><text:tab/></text:span>GLCD_Clock.pde<text:line-break/><text:tab/>glcd_sample.pde<text:line-break/><text:tab/>Arial14.h<text:line-break/><text:tab/>ArialBold14.h<text:line-break/><text:tab/>Corsiva12.h<text:line-break/><text:tab/>ks0108.c<text:line-break/><text:tab/>Pinguino.h<text:line-break/><text:tab/>SystemFont5x7.h<text:line-break/><text:tab/>VerdanaBold28.h<text:line-break/><text:tab/>VerdanaNumbers.h<text:line-break/><text:tab/>Winks.h<text:line-break/><text:span text:style-name="T6">doc/</text:span></text:p>
      <text:p text:style-name="P18"><text:tab/><text:span text:style-name="T40">README.pdf</text:span></text:p>
      <text:p text:style-name="P41"><text:tab/>README.odt</text:p>
      <text:p text:style-name="P18"><text:line-break/><text:span text:style-name="T5">Convert a font to compatible header file</text:span><text:line-break/><text:tab/>utils/GLCDFontCreator2.zip<text:line-break/><text:line-break/><text:span text:style-name="T5">Convert a 1bit bitmap image to compliant header file</text:span><text:line-break/><text:tab/>utils/Processing Bitmap 1bit Converter.zip<text:line-break/></text:p>
      <text:p text:style-name="P17"><text:line-break/><text:span text:style-name="T14">オープンソースコード いきかた!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Ubuntu" svg:font-family="Ubuntu" style:font-adornments="Regular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cm" fo:margin-bottom="2cm" fo:margin-left="1.304cm" fo:margin-right="1.28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us Fazzi</meta:initial-creator>
    <meta:creation-date>2010-08-27T10:09:49</meta:creation-date>
    <dc:date>2011-03-01T14:56:00</dc:date>
    <dc:creator>Marcus Fazzi</dc:creator>
    <meta:editing-duration>PT04H00M09S</meta:editing-duration>
    <meta:editing-cycles>33</meta:editing-cycles>
    <meta:generator>OpenOffice.org/3.2$Linux OpenOffice.org_project/320m19$Build-9505</meta:generator>
    <meta:document-statistic meta:table-count="1" meta:image-count="0" meta:object-count="0" meta:page-count="3" meta:paragraph-count="206" meta:word-count="789" meta:character-count="4841"/>
  </office:meta>
</office:document-meta>
</file>